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load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Impl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Bund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setInfo( Bundl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EntryPaths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Impl.getResourc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Impl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mpl.uninst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mpl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ServicesInU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undleImpl.getRegisteredServic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undleImpl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hasPermiss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getHeaders( String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mpl.findEntries( String path , String filePattern , boolean recur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Impl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mpl.getSigne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mpl.update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mpl.BundleImpl( Felix felix , Bundl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Impl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mpl.getEnt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